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Pin Name</text:p>
          </table:table-cell>
          <table:table-cell office:value-type="string">
            <text:p>MFRC522 Pins</text:p>
          </table:table-cell>
          <table:table-cell table:style-name="Default" office:value-type="string">
            <text:p>Arduino Pins</text:p>
          </table:table-cell>
          <table:table-cell office:value-type="string">
            <text:p>AT328p Pins</text:p>
          </table:table-cell>
        </table:table-row>
        <table:table-row table:style-name="ro1">
          <table:table-cell office:value-type="string">
            <text:p>3.3v</text:p>
          </table:table-cell>
          <table:table-cell office:value-type="float" office:value="1">
            <text:p>1</text:p>
          </table:table-cell>
          <table:table-cell office:value-type="string">
            <text:p>3.3v</text:p>
          </table:table-cell>
          <table:table-cell/>
        </table:table-row>
        <table:table-row table:style-name="ro1">
          <table:table-cell office:value-type="string">
            <text:p>rst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gnd</text:p>
          </table:table-cell>
          <table:table-cell office:value-type="float" office:value="3">
            <text:p>3</text:p>
          </table:table-cell>
          <table:table-cell office:value-type="string">
            <text:p>gnd</text:p>
          </table:table-cell>
          <table:table-cell/>
        </table:table-row>
        <table:table-row table:style-name="ro1">
          <table:table-cell office:value-type="string">
            <text:p>irq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miso</text:p>
          </table:table-cell>
          <table:table-cell office:value-type="float" office:value="5">
            <text:p>5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mosi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sck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sda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</table:table-row>
      </table:table>
      <table:table table:name="Sheet2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SNO</text:p>
          </table:table-cell>
          <table:table-cell office:value-type="string">
            <text:p>UID</text:p>
          </table:table-cell>
        </table:table-row>
        <table:table-row table:style-name="ro1">
          <table:table-cell office:value-type="string">
            <text:p>1-card</text:p>
          </table:table-cell>
          <table:table-cell office:value-type="float" office:value="80080885">
            <text:p>80080885</text:p>
          </table:table-cell>
        </table:table-row>
        <table:table-row table:style-name="ro1">
          <table:table-cell office:value-type="string">
            <text:p>1-chain</text:p>
          </table:table-cell>
          <table:table-cell office:value-type="string">
            <text:p>B59B25D9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5">05/10/2018</text:date>, <text:time>21:3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8-09-30T16:05:52.80</meta:creation-date>
    <dc:date>2018-10-05T21:36:22.74</dc:date>
    <dc:creator>Vignesh Sridharan</dc:creator>
    <meta:editing-duration>PT7H18M23S</meta:editing-duration>
    <meta:editing-cycles>4</meta:editing-cycles>
    <meta:generator>OpenOffice/4.1.5$Win32 OpenOffice.org_project/415m1$Build-9789</meta:generator>
    <meta:document-statistic meta:table-count="3" meta:cell-count="33" meta:object-count="0"/>
  </office:meta>
</office:document-meta>
</file>